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081cm" svg:stroke-color="#ff0000" draw:marker-start-width="0.321cm" draw:marker-end-width="0.321cm" draw:fill="none" draw:textarea-horizontal-align="justify" draw:textarea-vertical-align="middle" draw:auto-grow-height="false" fo:padding-top="0.165cm" fo:padding-bottom="0.165cm" fo:padding-left="0.29cm" fo:padding-right="0.29cm"/>
    </style:style>
    <style:style style:name="gr3" style:family="graphic">
      <style:graphic-properties svg:stroke-width="0.081cm" svg:stroke-color="#ff0000" draw:marker-start-width="0.321cm" draw:marker-end-width="0.321cm" draw:fill="none" draw:textarea-horizontal-align="justify" draw:textarea-vertical-align="middle" draw:auto-grow-height="false" fo:padding-top="0.165cm" fo:padding-bottom="0.165cm" fo:padding-left="0.29cm" fo:padding-right="0.29cm"/>
    </style:style>
    <style:style style:name="gr4" style:family="graphic" style:parent-style-name="standard">
      <style:graphic-properties draw:stroke="none" svg:stroke-color="#000000" draw:fill="none" draw:fill-color="#ffffff" draw:textarea-horizontal-align="left" draw:auto-grow-height="true" draw:auto-grow-width="false" fo:min-height="1.108cm" fo:min-width="0cm"/>
    </style:style>
    <style:style style:name="gr5" style:family="graphic" style:parent-style-name="standard">
      <style:graphic-properties svg:stroke-color="#000000" draw:fill="gradient" draw:fill-gradient-name="Radial_20_red_2f_yellow" draw:textarea-horizontal-align="justify" draw:textarea-vertical-align="middle" draw:auto-grow-height="false"/>
    </style:style>
    <style:style style:name="gr6" style:family="graphic" style:parent-style-name="standard">
      <style:graphic-properties svg:stroke-color="#000000" draw:fill="gradient" draw:fill-gradient-name="Radial_20_red_2f_yellow"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draw:stroke="solid" svg:stroke-color="#000000" fo:min-height="11.929cm"/>
    </style:style>
    <style:style style:name="P1" style:family="paragraph">
      <style:text-properties style:font-name="Andale Mono"/>
    </style:style>
    <style:style style:name="P2" style:family="paragraph">
      <style:paragraph-properties fo:text-align="center"/>
    </style:style>
    <style:style style:name="P3" style:family="paragraph">
      <style:text-properties fo:color="#ff0000" fo:font-size="32pt"/>
    </style:style>
    <style:style style:name="P4" style:family="paragraph">
      <style:text-properties style:font-name="Andale Mono" fo:font-size="24pt"/>
    </style:style>
    <style:style style:name="P5" style:family="paragraph">
      <style:paragraph-properties fo:text-align="center"/>
      <style:text-properties fo:font-size="32pt" style:font-size-asian="32pt" style:font-size-complex="32pt"/>
    </style:style>
    <style:style style:name="T1"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Template functions #1</text:p>
          </draw:text-box>
        </draw:frame>
        <draw:frame presentation:style-name="pr2" draw:layer="layout" svg:width="25.199cm" svg:height="12.179cm" svg:x="1.4cm" svg:y="4.914cm" presentation:class="subtitle">
          <draw:text-box>
            <text:p>Richel Bilderbeek</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What, why, mastery</text:p>
          </draw:text-box>
        </draw:frame>
        <draw:frame presentation:style-name="pr4" draw:layer="layout" svg:width="25.199cm" svg:height="12.179cm" svg:x="1.4cm" svg:y="4.914cm" presentation:class="outline">
          <draw:text-box>
            <text:list text:style-name="L3">
              <text:list-item>
                <text:p>Write generic functions</text:p>
              </text:list-item>
              <text:list-item>
                <text:p>Write less functions, less debugging, say more at compile time</text:p>
              </text:list-item>
              <text:list-item>
                <text:p>The data type of your function is just a detail</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Examples</text:p>
          </draw:text-box>
        </draw:frame>
        <draw:frame presentation:style-name="pr4" draw:text-style-name="P1" draw:layer="layout" svg:width="25.199cm" svg:height="15.406cm" svg:x="1.4cm" svg:y="4.914cm" presentation:class="outline" presentation:user-transformed="true">
          <draw:text-box>
            <text:list text:style-name="L3">
              <text:list-header>
                <text:p text:style-name="P1">int abs(const int n) noexcept { </text:p>
                <text:p text:style-name="P1"><text:s text:c="2"/>return n &lt; 0 ? -n : n; </text:p>
                <text:p text:style-name="P1">}</text:p>
                <text:p text:style-name="P1"/>
                <text:p text:style-name="P1">double abs(const double n) noexcept { </text:p>
                <text:p text:style-name="P1"><text:s text:c="2"/>return n &lt; 0 ? -n : n; </text:p>
                <text:p text:style-name="P1">}</text:p>
                <text:p text:style-name="P1"/>
              </text:list-header>
            </text:list>
          </draw:text-box>
        </draw:frame>
        <draw:custom-shape draw:style-name="gr2" draw:text-style-name="P2" xml:id="id1" draw:id="id1" draw:layer="layout" svg:width="2.794cm" svg:height="1.778cm" svg:x="2.286cm" svg:y="4.6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2" draw:id="id2" draw:layer="layout" svg:width="4.572cm" svg:height="1.778cm" svg:x="2.286cm" svg:y="11.6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3" draw:id="id3" draw:layer="layout" svg:width="2.54cm" svg:height="1.778cm" svg:x="11.938cm" svg:y="4.5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4" draw:id="id4" draw:layer="layout" svg:width="4.572cm" svg:height="1.778cm" svg:x="13.97cm" svg:y="11.6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xamples</text:p>
          </draw:text-box>
        </draw:frame>
        <draw:frame presentation:style-name="pr4" draw:text-style-name="P1" draw:layer="layout" svg:width="25.199cm" svg:height="15.406cm" svg:x="1.4cm" svg:y="4.914cm" presentation:class="outline" presentation:user-transformed="true">
          <draw:text-box>
            <text:list text:style-name="L3">
              <text:list-header>
                <text:p text:style-name="P1"><text:s/></text:p>
                <text:p text:style-name="P1"><text:s/></text:p>
                <text:p text:style-name="P1"/>
                <text:p text:style-name="P1">template &lt;typename T&gt;</text:p>
                <text:p text:style-name="P1">T <text:s text:c="5"/>abs(const T <text:s text:c="5"/>n) noexcept { </text:p>
                <text:p text:style-name="P1"><text:s text:c="2"/>return n &lt; 0 ? -n : n; </text:p>
                <text:p text:style-name="P1">}</text:p>
                <text:p text:style-name="P1"/>
              </text:list-header>
            </text:list>
          </draw:text-box>
        </draw:frame>
        <draw:custom-shape draw:style-name="gr3" draw:text-style-name="P2" xml:id="id5" draw:id="id5" draw:layer="Layout" svg:width="4.572cm" svg:height="1.778cm" svg:x="2.286cm" svg:y="11.6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6" draw:id="id6" draw:layer="Layout" svg:width="4.572cm" svg:height="1.778cm" svg:x="13.97cm" svg:y="11.6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1.524cm" svg:height="1.513cm" svg:x="14.732cm" svg:y="11.949cm">
          <draw:text-box>
            <text:p xml:id="id7" text:id="id7" text:style-name="P3">&amp;</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File management</text:p>
          </draw:text-box>
        </draw:frame>
        <draw:frame presentation:style-name="pr4" draw:layer="layout" svg:width="25.199cm" svg:height="1.69cm" svg:x="1.4cm" svg:y="4.914cm" presentation:class="outline" presentation:user-transformed="true">
          <draw:text-box>
            <text:list text:style-name="L3">
              <text:list-item>
                <text:p>Function definitions must be in header file</text:p>
              </text:list-item>
            </text:list>
          </draw:text-box>
        </draw:frame>
        <draw:frame presentation:style-name="pr5" draw:text-style-name="P4" draw:layer="layout" svg:width="26.162cm" svg:height="3.976cm" svg:x="1.27cm" svg:y="6.604cm" presentation:class="outline" presentation:user-transformed="true">
          <draw:text-box>
            <text:list text:style-name="L3">
              <text:list-header>
                <text:p text:style-name="P4">//myheader.h</text:p>
                <text:p text:style-name="P4">int abs(const int x) noexcept;</text:p>
                <text:p text:style-name="P4">int abs(const double x) noexcept;</text:p>
              </text:list-header>
            </text:list>
          </draw:text-box>
        </draw:frame>
        <draw:frame presentation:style-name="pr5" draw:text-style-name="P4" xml:id="id9" draw:id="id9" draw:layer="layout" svg:width="15.24cm" svg:height="7.366cm" svg:x="1.27cm" svg:y="13.208cm" presentation:class="outline" presentation:user-transformed="true">
          <draw:text-box>
            <text:list text:style-name="L3">
              <text:list-header>
                <text:p text:style-name="P4">//myheader.h</text:p>
                <text:p text:style-name="P4">template &lt;typename T&gt;</text:p>
                <text:p text:style-name="P4">abs(const T&amp; x) noexcept {</text:p>
                <text:p text:style-name="P4"><text:s text:c="2"/>return x &lt; 0 ? -x : x;</text:p>
                <text:p text:style-name="P4">}</text:p>
                <text:p text:style-name="P4"/>
              </text:list-header>
            </text:list>
          </draw:text-box>
        </draw:frame>
        <draw:custom-shape draw:style-name="gr5" draw:text-style-name="P2" xml:id="id8" draw:id="id8" draw:layer="layout" svg:width="2.286cm" svg:height="2.286cm" svg:x="11.168cm" svg:y="10.7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5" xml:id="id10" draw:id="id10" draw:layer="layout" svg:width="10.668cm" svg:height="9.652cm" svg:x="16.764cm" svg:y="10.922cm">
          <text:p text:style-name="P5"><text:span text:style-name="T1">Compiling </text:span></text:p>
          <text:p text:style-name="P5"><text:span text:style-name="T1">will be </text:span></text:p>
          <text:p text:style-name="P5"><text:span text:style-name="T1">slower!</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Note</text:p>
          </draw:text-box>
        </draw:frame>
        <draw:frame presentation:style-name="pr4" draw:layer="layout" svg:width="25.199cm" svg:height="12.179cm" svg:x="1.4cm" svg:y="4.914cm" presentation:class="outline">
          <draw:text-box>
            <text:list text:style-name="L3">
              <text:list-item>
                <text:p>Template functions will always be checked for syntax errors</text:p>
              </text:list-item>
              <text:list-item>
                <text:p>Template function will be properly compiled when used</text:p>
              </text:list-item>
            </text:list>
          </draw:text-box>
        </draw:frame>
        <draw:frame presentation:style-name="pr5" draw:text-style-name="P4" xml:id="id11" draw:id="id11" draw:layer="layout" svg:width="25.908cm" svg:height="7.366cm" svg:x="1.27cm" svg:y="13.208cm" presentation:class="outline" presentation:user-transformed="true">
          <draw:text-box>
            <text:list text:style-name="L3">
              <text:list-header>
                <text:p text:style-name="P4">//myheader.h</text:p>
                <text:p text:style-name="P4">template &lt;typename T&gt;</text:p>
                <text:p text:style-name="P4">abs(const T&amp; x) noexcept {</text:p>
                <text:p text:style-name="P4"><text:s text:c="2"/>return x.get() &lt; 0 ? -x.get() : x.get();</text:p>
                <text:p text:style-name="P4">}</text:p>
                <text:p text:style-name="P4"/>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nother example</text:p>
          </draw:text-box>
        </draw:frame>
        <draw:frame presentation:style-name="pr4" draw:text-style-name="P1" draw:layer="layout" svg:width="25.199cm" svg:height="15.406cm" svg:x="1.401cm" svg:y="4.914cm" presentation:class="outline" presentation:user-transformed="true">
          <draw:text-box>
            <text:list text:style-name="L3">
              <text:list-header>
                <text:p text:style-name="P1">template &lt;int n&gt;</text:p>
                <text:p text:style-name="P1">void do() noexcept { </text:p>
                <text:p text:style-name="P1"><text:s text:c="2"/>for (int i=0; i!=n; ++i) {</text:p>
                <text:p text:style-name="P1"><text:s text:c="4"/>//Do something</text:p>
                <text:p text:style-name="P1"><text:s text:c="2"/>}</text:p>
                <text:p text:style-name="P1">}</text:p>
              </text:list-header>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Radial_20_red_2f_yellow" draw:display-name="Radial red/yellow" draw:style="radial" draw:cx="50%" draw:cy="50%" draw:start-color="#ff3333" draw:end-color="#e6ff00" draw:start-intensity="100%" draw:end-intensity="100%" draw:border="0%"/>
    <draw:gradient draw:name="Tango_20_Green" draw:display-name="Tango Green" draw:style="linear" draw:start-color="#8ae234" draw:end-color="#4e9a06"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230198 </meta:initial-creator>
    <meta:creation-date>2016-01-15T16:54:26.358160954</meta:creation-date>
    <meta:generator>LibreOffice/4.2.8.2$Linux_X86_64 LibreOffice_project/420m0$Build-2</meta:generator>
    <dc:date>2016-01-15T17:15:13.385704982</dc:date>
    <dc:creator>P230198 </dc:creator>
    <meta:editing-duration>PT20M6S</meta:editing-duration>
    <meta:editing-cycles>26</meta:editing-cycles>
    <meta:document-statistic meta:object-count="61"/>
  </office:meta>
</office:document-meta>
</file>